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E100003BD900002A866EBB7F2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3cm, 0.762cm, 0.381cm, 2.286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47cm" svg:height="10.16cm" svg:x="0.13cm" svg:y="0.254cm">
          <draw:image xlink:href="Pictures/200001E100003BD900002A866EBB7F2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fo:font-family="Arial" style:font-family-generic="roman" style:font-pitch="variable" fo:font-size="16.2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8cm" fo:text-indent="0cm"/>
      <style:text-properties fo:font-size="14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9cm" fo:text-indent="0cm"/>
      <style:text-properties fo:font-size="12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7cm" fo:text-indent="0cm"/>
      <style:text-properties fo:font-size="10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10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10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10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10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10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2.2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76cm" fo:page-height="10.6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48cm" svg:height="7.047cm" svg:x="1.407cm" svg:y="2.397cm"/>
      <draw:page-thumbnail draw:layer="backgroundobjects" svg:width="8.48cm" svg:height="7.047cm" svg:x="1.407cm" svg:y="10.445cm"/>
      <draw:page-thumbnail draw:layer="backgroundobjects" svg:width="8.48cm" svg:height="7.047cm" svg:x="1.407cm" svg:y="18.493cm"/>
      <draw:page-thumbnail draw:layer="backgroundobjects" svg:width="8.48cm" svg:height="7.047cm" svg:x="11.702cm" svg:y="2.397cm"/>
      <draw:page-thumbnail draw:layer="backgroundobjects" svg:width="8.48cm" svg:height="7.047cm" svg:x="11.702cm" svg:y="10.445cm"/>
      <draw:page-thumbnail draw:layer="backgroundobjects" svg:width="8.48cm" svg:height="7.047cm" svg:x="11.702cm" svg:y="18.493cm"/>
    </style:handout-master>
    <style:master-page style:name="Default" style:page-layout-name="PM1" draw:style-name="Mdp1">
      <draw:frame presentation:style-name="Default-title" draw:layer="backgroundobjects" svg:width="11.498cm" svg:height="1.772cm" svg:x="0.638cm" svg:y="0.42cm" presentation:class="title" presentation:placeholder="true">
        <draw:text-box/>
      </draw:frame>
      <draw:frame presentation:style-name="Default-outline1" draw:layer="backgroundobjects" svg:width="11.498cm" svg:height="7.006cm" svg:x="0.638cm" svg:y="2.482cm" presentation:class="outline" presentation:placeholder="true">
        <draw:text-box/>
      </draw:frame>
      <draw:frame presentation:style-name="Mpr1" draw:text-style-name="MP1" draw:layer="backgroundobjects" svg:width="2.976cm" svg:height="0.733cm" svg:x="0.638cm" svg:y="9.6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5cm" svg:height="0.733cm" svg:x="4.369cm" svg:y="9.66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76cm" svg:height="0.733cm" svg:x="9.16cm" svg:y="9.66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an </meta:initial-creator>
    <meta:creation-date>2016-08-25T15:02:12.56</meta:creation-date>
    <meta:editing-duration>PT20M12S</meta:editing-duration>
    <meta:editing-cycles>5</meta:editing-cycles>
    <dc:date>2016-08-26T01:38:58.14</dc:date>
    <meta:generator>OpenOffice/4.1.2$Win32 OpenOffice.org_project/412m3$Build-9782</meta:generator>
    <meta:document-statistic meta:object-count="24"/>
  </office:meta>
</office:document-meta>
</file>